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5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xtractor Journal</text:p>
      <text:p text:style-name="P1"/>
      <text:p text:style-name="P1"/>
      <text:p text:style-name="P1"/>
      <text:p text:style-name="P2">11 Feb 2016</text:p>
      <text:p text:style-name="P1"/>
      <text:p text:style-name="P1">12:24 – I'm going to start with the DBC file extractor</text:p>
      <text:p text:style-name="P1">So, first we create the initial program file that contains the main function:</text:p>
      <text:p text:style-name="P1"/>
      <text:p text:style-name="P1">12:56 – DBC Extractor project created</text:p>
      <text:p text:style-name="P1">NEXT: need to find out how to load in and acquire the DBC files...</text:p>
      <text:p text:style-name="P1"/>
      <text:p text:style-name="P1">Check StormLib... (dbc file extraction????)</text:p>
      <text:p text:style-name="P1"/>
      <text:p text:style-name="P1">Possible resource of </text:p>
      <text:p text:style-name="P1"><text:a xlink:type="simple" xlink:href="http://sfsrealm.hopto.org/inside_mopaq/chapter3.htm">http://sfsrealm.hopto.org/inside_mopaq/chapter3.htm</text:a> </text:p>
      <text:p text:style-name="P1"/>
      <text:p text:style-name="P1">Unresolved external</text:p>
      <text:p text:style-name="P1">https://msdn.microsoft.com/en-us/library/799kze2z.aspx</text:p>
      <text:p text:style-name="P1"/>
      <text:p text:style-name="P1"/>
      <text:p text:style-name="P1"/>
      <text:p text:style-name="P1">https://www.cs.swarthmore.edu/~adanner/tips/cmake.php</text:p>
      <text:p text:style-name="P1"/>
      <text:p text:style-name="P1"/>
      <text:p text:style-name="P2">14 Feb 2016</text:p>
      <text:p text:style-name="P1"/>
      <text:p text:style-name="P1">7:07 – Compilation now successful with the StormLib library :-)</text:p>
      <text:p text:style-name="P1">NEXT: See if we can grab and display the contents of the <text:span text:style-name="T1">list fil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M25S</meta:editing-duration>
    <meta:editing-cycles>9</meta:editing-cycles>
    <meta:generator>OpenOffice/4.0.1$Win32 OpenOffice.org_project/401m5$Build-9714</meta:generator>
    <dc:date>2016-02-13T07:09:25.76</dc:date>
    <dc:creator>Chuckst </dc:creator>
    <meta:document-statistic meta:table-count="0" meta:image-count="0" meta:object-count="0" meta:page-count="2" meta:paragraph-count="15" meta:word-count="89" meta:character-count="644"/>
    <meta:user-defined meta:name="Info 1"/>
    <meta:user-defined meta:name="Info 2"/>
    <meta:user-defined meta:name="Info 3"/>
    <meta:user-defined meta:name="Info 4"/>
  </office:meta>
</office:document-meta>
</file>